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6.433cm"/>
    </style:style>
    <style:style style:name="co7" style:family="table-column">
      <style:table-column-properties fo:break-before="auto" style:column-width="9.738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0"/>
    <style:style style:name="ce7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Warn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青中人文站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</table:table-row>
        <table:table-row table:style-name="ro1">
          <table:table-cell table:style-name="ce11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6"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</table:table-row>
        <table:table-row table:style-name="ro1" table:number-rows-repeated="10">
          <table:table-cell table:number-columns-repeated="4"/>
          <table:table-cell table:style-name="ce16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do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6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</text:p>
          </table:table-cell>
          <table:table-cell table:style-name="ce7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1-240512-RC1</text:p>
          </table:table-cell>
          <table:table-cell table:style-name="Warning" table:number-columns-repeated="2"/>
        </table:table-row>
        <table:table-row table:style-name="ro1">
          <table:table-cell table:number-columns-repeated="4"/>
          <table:table-cell table:style-name="Warning"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25"/>
          <table:table-cell table:number-columns-repeated="3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5-12T14:33:17.186747554</dc:date>
    <meta:editing-duration>PT4H29M17S</meta:editing-duration>
    <meta:editing-cycles>24</meta:editing-cycles>
    <meta:generator>LibreOffice/7.3.7.2$Linux_AARCH64 LibreOffice_project/30$Build-2</meta:generator>
    <meta:document-statistic meta:table-count="2" meta:cell-count="71" meta:object-count="0"/>
  </office:meta>
</office:document-meta>
</file>